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3 年 10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87491" calcext:value-type="float">
            <text:p><text:s text:c="3"/>87,491</text:p>
          </table:table-cell>
          <table:table-cell table:style-name="ce25" office:value-type="float" office:value="3407" calcext:value-type="float">
            <text:p><text:s text:c="3"/>3,407</text:p>
          </table:table-cell>
          <table:table-cell table:style-name="ce25" office:value-type="float" office:value="6846" calcext:value-type="float">
            <text:p><text:s text:c="3"/>6,846</text:p>
          </table:table-cell>
          <table:table-cell table:style-name="ce25" office:value-type="float" office:value="7236" calcext:value-type="float">
            <text:p><text:s text:c="3"/>7,236</text:p>
          </table:table-cell>
          <table:table-cell table:style-name="ce25" office:value-type="float" office:value="2940" calcext:value-type="float">
            <text:p><text:s text:c="3"/>2,940</text:p>
          </table:table-cell>
          <table:table-cell table:style-name="ce25" office:value-type="float" office:value="2781" calcext:value-type="float">
            <text:p><text:s text:c="3"/>2,781</text:p>
          </table:table-cell>
          <table:table-cell table:style-name="ce25" office:value-type="float" office:value="1580" calcext:value-type="float">
            <text:p><text:s text:c="3"/>1,580</text:p>
          </table:table-cell>
          <table:table-cell table:style-name="ce25" office:value-type="float" office:value="2595" calcext:value-type="float">
            <text:p><text:s text:c="3"/>2,595</text:p>
          </table:table-cell>
          <table:table-cell table:style-name="ce25" office:value-type="float" office:value="8389" calcext:value-type="float">
            <text:p><text:s text:c="3"/>8,389</text:p>
          </table:table-cell>
          <table:table-cell table:style-name="ce25" office:value-type="float" office:value="452" calcext:value-type="float">
            <text:p><text:s text:c="3"/>452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760" calcext:value-type="float">
            <text:p><text:s text:c="3"/>3,760</text:p>
          </table:table-cell>
          <table:table-cell table:style-name="ce25" office:value-type="float" office:value="46157" calcext:value-type="float">
            <text:p><text:s text:c="3"/>46,157</text:p>
          </table:table-cell>
          <table:table-cell table:style-name="ce25" office:value-type="float" office:value="1341" calcext:value-type="float">
            <text:p><text:s text:c="3"/>1,341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85444" calcext:value-type="float">
            <text:p><text:s text:c="3"/>85,444</text:p>
          </table:table-cell>
          <table:table-cell table:style-name="ce25" office:value-type="float" office:value="2641" calcext:value-type="float">
            <text:p><text:s text:c="3"/>2,641</text:p>
          </table:table-cell>
          <table:table-cell table:style-name="ce25" office:value-type="float" office:value="8121" calcext:value-type="float">
            <text:p><text:s text:c="3"/>8,121</text:p>
          </table:table-cell>
          <table:table-cell table:style-name="ce25" office:value-type="float" office:value="3590" calcext:value-type="float">
            <text:p><text:s text:c="3"/>3,590</text:p>
          </table:table-cell>
          <table:table-cell table:style-name="ce25" office:value-type="float" office:value="4322" calcext:value-type="float">
            <text:p><text:s text:c="3"/>4,322</text:p>
          </table:table-cell>
          <table:table-cell table:style-name="ce25" office:value-type="float" office:value="4845" calcext:value-type="float">
            <text:p><text:s text:c="3"/>4,845</text:p>
          </table:table-cell>
          <table:table-cell table:style-name="ce25" office:value-type="float" office:value="1893" calcext:value-type="float">
            <text:p><text:s text:c="3"/>1,893</text:p>
          </table:table-cell>
          <table:table-cell table:style-name="ce25" office:value-type="float" office:value="2418" calcext:value-type="float">
            <text:p><text:s text:c="3"/>2,418</text:p>
          </table:table-cell>
          <table:table-cell table:style-name="ce25" office:value-type="float" office:value="7272" calcext:value-type="float">
            <text:p><text:s text:c="3"/>7,272</text:p>
          </table:table-cell>
          <table:table-cell table:style-name="ce25" office:value-type="float" office:value="358" calcext:value-type="float">
            <text:p><text:s text:c="3"/>358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760" calcext:value-type="float">
            <text:p><text:s text:c="3"/>3,760</text:p>
          </table:table-cell>
          <table:table-cell table:style-name="ce25" office:value-type="float" office:value="46157" calcext:value-type="float">
            <text:p><text:s text:c="3"/>46,157</text:p>
          </table:table-cell>
          <table:table-cell table:style-name="ce25" office:value-type="float" office:value="55" calcext:value-type="float">
            <text:p><text:s text:c="3"/>55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9" office:value-type="float" office:value="2047" calcext:value-type="float">
            <text:p><text:s text:c="3"/>2,047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0546" calcext:value-type="float">
            <text:p><text:s text:c="3"/>40,546</text:p>
          </table:table-cell>
          <table:table-cell table:style-name="ce25" office:value-type="float" office:value="1473" calcext:value-type="float">
            <text:p><text:s text:c="3"/>1,473</text:p>
          </table:table-cell>
          <table:table-cell table:style-name="ce25" office:value-type="float" office:value="3256" calcext:value-type="float">
            <text:p><text:s text:c="3"/>3,256</text:p>
          </table:table-cell>
          <table:table-cell table:style-name="ce25" office:value-type="float" office:value="3421" calcext:value-type="float">
            <text:p><text:s text:c="3"/>3,421</text:p>
          </table:table-cell>
          <table:table-cell table:style-name="ce25" office:value-type="float" office:value="1349" calcext:value-type="float">
            <text:p><text:s text:c="3"/>1,349</text:p>
          </table:table-cell>
          <table:table-cell table:style-name="ce25" office:value-type="float" office:value="1320" calcext:value-type="float">
            <text:p><text:s text:c="3"/>1,320</text:p>
          </table:table-cell>
          <table:table-cell table:style-name="ce25" office:value-type="float" office:value="742" calcext:value-type="float">
            <text:p><text:s text:c="3"/>742</text:p>
          </table:table-cell>
          <table:table-cell table:style-name="ce25" office:value-type="float" office:value="1271" calcext:value-type="float">
            <text:p><text:s text:c="3"/>1,271</text:p>
          </table:table-cell>
          <table:table-cell table:style-name="ce25" office:value-type="float" office:value="3973" calcext:value-type="float">
            <text:p><text:s text:c="3"/>3,973</text:p>
          </table:table-cell>
          <table:table-cell table:style-name="ce25" office:value-type="float" office:value="249" calcext:value-type="float">
            <text:p><text:s text:c="3"/>249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05" calcext:value-type="float">
            <text:p><text:s text:c="3"/>1,705</text:p>
          </table:table-cell>
          <table:table-cell table:style-name="ce25" office:value-type="float" office:value="21326" calcext:value-type="float">
            <text:p><text:s text:c="3"/>21,326</text:p>
          </table:table-cell>
          <table:table-cell table:style-name="ce25" office:value-type="float" office:value="459" calcext:value-type="float">
            <text:p><text:s text:c="3"/>459</text:p>
          </table:table-cell>
          <table:table-cell table:style-name="ce25" office:value-type="float" office:value="2" calcext:value-type="float">
            <text:p><text:s text:c="3"/>2</text:p>
          </table:table-cell>
          <table:table-cell table:style-name="ce25" office:value-type="float" office:value="39816" calcext:value-type="float">
            <text:p><text:s text:c="3"/>39,816</text:p>
          </table:table-cell>
          <table:table-cell table:style-name="ce25" office:value-type="float" office:value="1169" calcext:value-type="float">
            <text:p><text:s text:c="3"/>1,169</text:p>
          </table:table-cell>
          <table:table-cell table:style-name="ce25" office:value-type="float" office:value="3781" calcext:value-type="float">
            <text:p><text:s text:c="3"/>3,781</text:p>
          </table:table-cell>
          <table:table-cell table:style-name="ce25" office:value-type="float" office:value="1647" calcext:value-type="float">
            <text:p><text:s text:c="3"/>1,647</text:p>
          </table:table-cell>
          <table:table-cell table:style-name="ce25" office:value-type="float" office:value="2034" calcext:value-type="float">
            <text:p><text:s text:c="3"/>2,034</text:p>
          </table:table-cell>
          <table:table-cell table:style-name="ce25" office:value-type="float" office:value="2269" calcext:value-type="float">
            <text:p><text:s text:c="3"/>2,269</text:p>
          </table:table-cell>
          <table:table-cell table:style-name="ce25" office:value-type="float" office:value="913" calcext:value-type="float">
            <text:p><text:s text:c="3"/>913</text:p>
          </table:table-cell>
          <table:table-cell table:style-name="ce25" office:value-type="float" office:value="1137" calcext:value-type="float">
            <text:p><text:s text:c="3"/>1,137</text:p>
          </table:table-cell>
          <table:table-cell table:style-name="ce25" office:value-type="float" office:value="3601" calcext:value-type="float">
            <text:p><text:s text:c="3"/>3,601</text:p>
          </table:table-cell>
          <table:table-cell table:style-name="ce25" office:value-type="float" office:value="199" calcext:value-type="float">
            <text:p><text:s text:c="3"/>199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05" calcext:value-type="float">
            <text:p><text:s text:c="3"/>1,705</text:p>
          </table:table-cell>
          <table:table-cell table:style-name="ce25" office:value-type="float" office:value="21326" calcext:value-type="float">
            <text:p><text:s text:c="3"/>21,326</text:p>
          </table:table-cell>
          <table:table-cell table:style-name="ce25" office:value-type="float" office:value="27" calcext:value-type="float">
            <text:p><text:s text:c="3"/>27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6945" calcext:value-type="float">
            <text:p><text:s text:c="3"/>46,945</text:p>
          </table:table-cell>
          <table:table-cell table:style-name="ce25" office:value-type="float" office:value="1934" calcext:value-type="float">
            <text:p><text:s text:c="3"/>1,934</text:p>
          </table:table-cell>
          <table:table-cell table:style-name="ce25" office:value-type="float" office:value="3590" calcext:value-type="float">
            <text:p><text:s text:c="3"/>3,590</text:p>
          </table:table-cell>
          <table:table-cell table:style-name="ce25" office:value-type="float" office:value="3815" calcext:value-type="float">
            <text:p><text:s text:c="3"/>3,815</text:p>
          </table:table-cell>
          <table:table-cell table:style-name="ce25" office:value-type="float" office:value="1591" calcext:value-type="float">
            <text:p><text:s text:c="3"/>1,591</text:p>
          </table:table-cell>
          <table:table-cell table:style-name="ce25" office:value-type="float" office:value="1461" calcext:value-type="float">
            <text:p><text:s text:c="3"/>1,461</text:p>
          </table:table-cell>
          <table:table-cell table:style-name="ce25" office:value-type="float" office:value="838" calcext:value-type="float">
            <text:p><text:s text:c="3"/>838</text:p>
          </table:table-cell>
          <table:table-cell table:style-name="ce25" office:value-type="float" office:value="1324" calcext:value-type="float">
            <text:p><text:s text:c="3"/>1,324</text:p>
          </table:table-cell>
          <table:table-cell table:style-name="ce25" office:value-type="float" office:value="4416" calcext:value-type="float">
            <text:p><text:s text:c="3"/>4,416</text:p>
          </table:table-cell>
          <table:table-cell table:style-name="ce25" office:value-type="float" office:value="203" calcext:value-type="float">
            <text:p><text:s text:c="3"/>203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055" calcext:value-type="float">
            <text:p><text:s text:c="3"/>2,055</text:p>
          </table:table-cell>
          <table:table-cell table:style-name="ce25" office:value-type="float" office:value="24831" calcext:value-type="float">
            <text:p><text:s text:c="3"/>24,831</text:p>
          </table:table-cell>
          <table:table-cell table:style-name="ce25" office:value-type="float" office:value="882" calcext:value-type="float">
            <text:p><text:s text:c="3"/>882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45628" calcext:value-type="float">
            <text:p><text:s text:c="3"/>45,628</text:p>
          </table:table-cell>
          <table:table-cell table:style-name="ce25" office:value-type="float" office:value="1472" calcext:value-type="float">
            <text:p><text:s text:c="3"/>1,472</text:p>
          </table:table-cell>
          <table:table-cell table:style-name="ce25" office:value-type="float" office:value="4340" calcext:value-type="float">
            <text:p><text:s text:c="3"/>4,340</text:p>
          </table:table-cell>
          <table:table-cell table:style-name="ce25" office:value-type="float" office:value="1943" calcext:value-type="float">
            <text:p><text:s text:c="3"/>1,943</text:p>
          </table:table-cell>
          <table:table-cell table:style-name="ce25" office:value-type="float" office:value="2288" calcext:value-type="float">
            <text:p><text:s text:c="3"/>2,288</text:p>
          </table:table-cell>
          <table:table-cell table:style-name="ce25" office:value-type="float" office:value="2576" calcext:value-type="float">
            <text:p><text:s text:c="3"/>2,576</text:p>
          </table:table-cell>
          <table:table-cell table:style-name="ce25" office:value-type="float" office:value="980" calcext:value-type="float">
            <text:p><text:s text:c="3"/>980</text:p>
          </table:table-cell>
          <table:table-cell table:style-name="ce25" office:value-type="float" office:value="1281" calcext:value-type="float">
            <text:p><text:s text:c="3"/>1,281</text:p>
          </table:table-cell>
          <table:table-cell table:style-name="ce25" office:value-type="float" office:value="3671" calcext:value-type="float">
            <text:p><text:s text:c="3"/>3,671</text:p>
          </table:table-cell>
          <table:table-cell table:style-name="ce25" office:value-type="float" office:value="159" calcext:value-type="float">
            <text:p><text:s text:c="3"/>15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055" calcext:value-type="float">
            <text:p><text:s text:c="3"/>2,055</text:p>
          </table:table-cell>
          <table:table-cell table:style-name="ce25" office:value-type="float" office:value="24831" calcext:value-type="float">
            <text:p><text:s text:c="3"/>24,831</text:p>
          </table:table-cell>
          <table:table-cell table:style-name="ce25" office:value-type="float" office:value="28" calcext:value-type="float">
            <text:p><text:s text:c="3"/>28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44" office:value-type="float" office:value="1317" calcext:value-type="float">
            <text:p><text:s text:c="3"/>1,31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5351" calcext:value-type="float">
            <text:p>15,351</text:p>
          </table:table-cell>
          <table:table-cell table:style-name="ce26" office:value-type="float" office:value="807" calcext:value-type="float">
            <text:p>80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25" calcext:value-type="float">
            <text:p>4,625</text:p>
          </table:table-cell>
          <table:table-cell table:style-name="ce26" office:value-type="float" office:value="1037" calcext:value-type="float">
            <text:p>1,037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1594" calcext:value-type="float">
            <text:p>1,594</text:p>
          </table:table-cell>
          <table:table-cell table:style-name="ce26" office:value-type="float" office:value="116" calcext:value-type="float">
            <text:p>11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089" calcext:value-type="float">
            <text:p>6,089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503" calcext:value-type="float">
            <text:p>13,503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23" calcext:value-type="float">
            <text:p>2,123</text:p>
          </table:table-cell>
          <table:table-cell table:style-name="ce26" office:value-type="float" office:value="1785" calcext:value-type="float">
            <text:p>1,785</text:p>
          </table:table-cell>
          <table:table-cell table:style-name="ce26" office:value-type="float" office:value="557" calcext:value-type="float">
            <text:p>557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1842" calcext:value-type="float">
            <text:p>1,842</text:p>
          </table:table-cell>
          <table:table-cell table:style-name="ce26" office:value-type="float" office:value="71" calcext:value-type="float">
            <text:p>7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089" calcext:value-type="float">
            <text:p>6,08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848" calcext:value-type="float">
            <text:p>1,848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026" calcext:value-type="float">
            <text:p>7,026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44" calcext:value-type="float">
            <text:p>2,144</text:p>
          </table:table-cell>
          <table:table-cell table:style-name="ce27" office:value-type="float" office:value="453" calcext:value-type="float">
            <text:p>453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773" calcext:value-type="float">
            <text:p>77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76" calcext:value-type="float">
            <text:p>2,776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291" calcext:value-type="float">
            <text:p>6,291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72" calcext:value-type="float">
            <text:p>972</text:p>
          </table:table-cell>
          <table:table-cell table:style-name="ce27" office:value-type="float" office:value="834" calcext:value-type="float">
            <text:p>834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926" calcext:value-type="float">
            <text:p>926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76" calcext:value-type="float">
            <text:p>2,77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735" calcext:value-type="float">
            <text:p>73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8325" calcext:value-type="float">
            <text:p>8,325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13" calcext:value-type="float">
            <text:p>3,313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12" calcext:value-type="float">
            <text:p>7,212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51" calcext:value-type="float">
            <text:p>1,151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13" calcext:value-type="float">
            <text:p>3,31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113" calcext:value-type="float">
            <text:p>1,11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548" calcext:value-type="float">
            <text:p>8,548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2123" calcext:value-type="float">
            <text:p>2,12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691" calcext:value-type="float">
            <text:p>691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14" calcext:value-type="float">
            <text:p>3,714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640" calcext:value-type="float">
            <text:p>11,640</text:p>
          </table:table-cell>
          <table:table-cell table:style-name="ce26" office:value-type="float" office:value="673" calcext:value-type="float">
            <text:p>673</text:p>
          </table:table-cell>
          <table:table-cell table:style-name="ce26" office:value-type="float" office:value="4625" calcext:value-type="float">
            <text:p>4,62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47" calcext:value-type="float">
            <text:p>747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126" calcext:value-type="float">
            <text:p>1,126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14" calcext:value-type="float">
            <text:p>3,714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3092" calcext:value-type="float">
            <text:p><text:s/>－3,092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855" calcext:value-type="float">
            <text:p>3,855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972" calcext:value-type="float">
            <text:p>97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331" calcext:value-type="float">
            <text:p>331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81" calcext:value-type="float">
            <text:p>1,681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392" calcext:value-type="float">
            <text:p>5,392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2144" calcext:value-type="float">
            <text:p>2,14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63" calcext:value-type="float">
            <text:p>363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569" calcext:value-type="float">
            <text:p>569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81" calcext:value-type="float">
            <text:p>1,68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537" calcext:value-type="float">
            <text:p><text:s/>－1,53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693" calcext:value-type="float">
            <text:p>4,693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1151" calcext:value-type="float">
            <text:p>1,15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248" calcext:value-type="float">
            <text:p>6,248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1555" calcext:value-type="float">
            <text:p><text:s/>－1,555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152" calcext:value-type="float">
            <text:p>9,152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1785" calcext:value-type="float">
            <text:p>1,785</text:p>
          </table:table-cell>
          <table:table-cell table:style-name="ce26" office:value-type="float" office:value="747" calcext:value-type="float">
            <text:p>74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81" calcext:value-type="float">
            <text:p>8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30" calcext:value-type="float">
            <text:p>4,330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522" calcext:value-type="float">
            <text:p>7,522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1037" calcext:value-type="float">
            <text:p>1,037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977" calcext:value-type="float">
            <text:p>97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30" calcext:value-type="float">
            <text:p>4,33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630" calcext:value-type="float">
            <text:p>1,630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195" calcext:value-type="float">
            <text:p>4,195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834" calcext:value-type="float">
            <text:p>834</text:p>
          </table:table-cell>
          <table:table-cell table:style-name="ce27" office:value-type="float" office:value="363" calcext:value-type="float">
            <text:p>36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558" calcext:value-type="float">
            <text:p>558</text:p>
          </table:table-cell>
          <table:table-cell table:style-name="ce27" office:value-type="float" office:value="41" calcext:value-type="float">
            <text:p>4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72" calcext:value-type="float">
            <text:p>1,972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431" calcext:value-type="float">
            <text:p>3,431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453" calcext:value-type="float">
            <text:p>453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496" calcext:value-type="float">
            <text:p>496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72" calcext:value-type="float">
            <text:p>1,97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764" calcext:value-type="float">
            <text:p>76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957" calcext:value-type="float">
            <text:p>4,957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58" calcext:value-type="float">
            <text:p>2,35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091" calcext:value-type="float">
            <text:p>4,091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58" calcext:value-type="float">
            <text:p>2,35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866" calcext:value-type="float">
            <text:p>866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6208" calcext:value-type="float">
            <text:p>16,208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557" calcext:value-type="float">
            <text:p>557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3071" calcext:value-type="float">
            <text:p>3,071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0939" calcext:value-type="float">
            <text:p>10,939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027" calcext:value-type="float">
            <text:p>14,027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608" calcext:value-type="float">
            <text:p>1,608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0939" calcext:value-type="float">
            <text:p>10,93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2181" calcext:value-type="float">
            <text:p>2,18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522" calcext:value-type="float">
            <text:p>7,522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432" calcext:value-type="float">
            <text:p>1,432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5082" calcext:value-type="float">
            <text:p>5,08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544" calcext:value-type="float">
            <text:p>6,544</text:p>
          </table:table-cell>
          <table:table-cell table:number-columns-repeated="2" table:style-name="ce27" office:value-type="float" office:value="139" calcext:value-type="float">
            <text:p>139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786" calcext:value-type="float">
            <text:p>786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5082" calcext:value-type="float">
            <text:p>5,08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978" calcext:value-type="float">
            <text:p>97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8686" calcext:value-type="float">
            <text:p>8,686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5857" calcext:value-type="float">
            <text:p>5,85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483" calcext:value-type="float">
            <text:p>7,483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5857" calcext:value-type="float">
            <text:p>5,85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203" calcext:value-type="float">
            <text:p>1,20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657" calcext:value-type="float">
            <text:p>6,657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76" calcext:value-type="float">
            <text:p>576</text:p>
          </table:table-cell>
          <table:table-cell table:style-name="ce26" office:value-type="float" office:value="687" calcext:value-type="float">
            <text:p>687</text:p>
          </table:table-cell>
          <table:table-cell table:style-name="ce26" office:value-type="float" office:value="26" calcext:value-type="float">
            <text:p>2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49" calcext:value-type="float">
            <text:p>4,549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292" calcext:value-type="float">
            <text:p>6,29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89" calcext:value-type="float">
            <text:p>489</text:p>
          </table:table-cell>
          <table:table-cell table:style-name="ce26" office:value-type="float" office:value="488" calcext:value-type="float">
            <text:p>488</text:p>
          </table:table-cell>
          <table:table-cell table:style-name="ce26" office:value-type="float" office:value="26" calcext:value-type="float">
            <text:p>2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49" calcext:value-type="float">
            <text:p>4,54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365" calcext:value-type="float">
            <text:p>36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112" calcext:value-type="float">
            <text:p>3,112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17" calcext:value-type="float">
            <text:p>2,1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20" calcext:value-type="float">
            <text:p>2,920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219" calcext:value-type="float">
            <text:p>219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17" calcext:value-type="float">
            <text:p>2,11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92" calcext:value-type="float">
            <text:p>19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73" calcext:value-type="float">
            <text:p>17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218" calcext:value-type="float">
            <text:p>9,218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489" calcext:value-type="float">
            <text:p>48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89" calcext:value-type="float">
            <text:p>1,089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95" calcext:value-type="float">
            <text:p>6,395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275" calcext:value-type="float">
            <text:p>9,275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576" calcext:value-type="float">
            <text:p>57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95" calcext:value-type="float">
            <text:p>6,39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57" calcext:value-type="float">
            <text:p><text:s/>－57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247" calcext:value-type="float">
            <text:p>4,247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16" calcext:value-type="float">
            <text:p>516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51" calcext:value-type="float">
            <text:p>2,951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350" calcext:value-type="float">
            <text:p>4,350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47" calcext:value-type="float">
            <text:p>547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51" calcext:value-type="float">
            <text:p>2,95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03" calcext:value-type="float">
            <text:p><text:s/>－10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971" calcext:value-type="float">
            <text:p>4,971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925" calcext:value-type="float">
            <text:p>4,925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46" calcext:value-type="float">
            <text:p>46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1721" calcext:value-type="float">
            <text:p><text:s text:c="3"/>21,721</text:p>
          </table:table-cell>
          <table:table-cell table:style-name="ce29" office:value-type="float" office:value="524" calcext:value-type="float">
            <text:p><text:s text:c="3"/>524</text:p>
          </table:table-cell>
          <table:table-cell table:style-name="ce29" office:value-type="float" office:value="1842" calcext:value-type="float">
            <text:p><text:s text:c="3"/>1,842</text:p>
          </table:table-cell>
          <table:table-cell table:style-name="ce29" office:value-type="float" office:value="1126" calcext:value-type="float">
            <text:p><text:s text:c="3"/>1,126</text:p>
          </table:table-cell>
          <table:table-cell table:style-name="ce29" office:value-type="float" office:value="977" calcext:value-type="float">
            <text:p><text:s text:c="3"/>977</text:p>
          </table:table-cell>
          <table:table-cell table:style-name="ce29" office:value-type="float" office:value="1608" calcext:value-type="float">
            <text:p><text:s text:c="3"/>1,608</text:p>
          </table:table-cell>
          <table:table-cell table:style-name="ce29" office:value-type="float" office:value="488" calcext:value-type="float">
            <text:p><text:s text:c="3"/>488</text:p>
          </table:table-cell>
          <table:table-cell table:style-name="ce29" office:value-type="float" office:value="1140" calcext:value-type="float">
            <text:p><text:s text:c="3"/>1,14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1" calcext:value-type="float">
            <text:p><text:s text:c="3"/>9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757" calcext:value-type="float">
            <text:p><text:s text:c="3"/>3,757</text:p>
          </table:table-cell>
          <table:table-cell table:style-name="ce29" office:value-type="float" office:value="9886" calcext:value-type="float">
            <text:p><text:s text:c="3"/>9,886</text:p>
          </table:table-cell>
          <table:table-cell table:style-name="ce29" office:value-type="float" office:value="277" calcext:value-type="float">
            <text:p><text:s text:c="3"/>277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9" office:value-type="float" office:value="22465" calcext:value-type="float">
            <text:p><text:s text:c="3"/>22,465</text:p>
          </table:table-cell>
          <table:table-cell table:style-name="ce29" office:value-type="float" office:value="418" calcext:value-type="float">
            <text:p><text:s text:c="3"/>418</text:p>
          </table:table-cell>
          <table:table-cell table:style-name="ce29" office:value-type="float" office:value="1594" calcext:value-type="float">
            <text:p><text:s text:c="3"/>1,594</text:p>
          </table:table-cell>
          <table:table-cell table:style-name="ce29" office:value-type="float" office:value="691" calcext:value-type="float">
            <text:p><text:s text:c="3"/>691</text:p>
          </table:table-cell>
          <table:table-cell table:style-name="ce29" office:value-type="float" office:value="1160" calcext:value-type="float">
            <text:p><text:s text:c="3"/>1,160</text:p>
          </table:table-cell>
          <table:table-cell table:style-name="ce29" office:value-type="float" office:value="3071" calcext:value-type="float">
            <text:p><text:s text:c="3"/>3,071</text:p>
          </table:table-cell>
          <table:table-cell table:style-name="ce29" office:value-type="float" office:value="687" calcext:value-type="float">
            <text:p><text:s text:c="3"/>687</text:p>
          </table:table-cell>
          <table:table-cell table:style-name="ce29" office:value-type="float" office:value="1089" calcext:value-type="float">
            <text:p><text:s text:c="3"/>1,08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7" calcext:value-type="float">
            <text:p><text:s text:c="3"/>9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757" calcext:value-type="float">
            <text:p><text:s text:c="3"/>3,757</text:p>
          </table:table-cell>
          <table:table-cell table:style-name="ce29" office:value-type="float" office:value="9886" calcext:value-type="float">
            <text:p><text:s text:c="3"/>9,886</text:p>
          </table:table-cell>
          <table:table-cell table:style-name="ce29" office:value-type="float" office:value="7" calcext:value-type="float">
            <text:p><text:s text:c="3"/>7</text:p>
          </table:table-cell>
          <table:table-cell table:style-name="ce26" office:value-type="float" office:value="8" calcext:value-type="float">
            <text:p>8</text:p>
          </table:table-cell>
          <table:table-cell table:style-name="ce45" office:value-type="float" office:value="-744" calcext:value-type="float">
            <text:p><text:s/>－74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0255" calcext:value-type="float">
            <text:p><text:s text:c="3"/>10,255</text:p>
          </table:table-cell>
          <table:table-cell table:style-name="ce30" office:value-type="float" office:value="236" calcext:value-type="float">
            <text:p><text:s text:c="3"/>236</text:p>
          </table:table-cell>
          <table:table-cell table:style-name="ce30" office:value-type="float" office:value="926" calcext:value-type="float">
            <text:p><text:s text:c="3"/>926</text:p>
          </table:table-cell>
          <table:table-cell table:style-name="ce30" office:value-type="float" office:value="569" calcext:value-type="float">
            <text:p><text:s text:c="3"/>569</text:p>
          </table:table-cell>
          <table:table-cell table:style-name="ce30" office:value-type="float" office:value="496" calcext:value-type="float">
            <text:p><text:s text:c="3"/>496</text:p>
          </table:table-cell>
          <table:table-cell table:style-name="ce30" office:value-type="float" office:value="786" calcext:value-type="float">
            <text:p><text:s text:c="3"/>786</text:p>
          </table:table-cell>
          <table:table-cell table:style-name="ce30" office:value-type="float" office:value="219" calcext:value-type="float">
            <text:p><text:s text:c="3"/>219</text:p>
          </table:table-cell>
          <table:table-cell table:style-name="ce30" office:value-type="float" office:value="547" calcext:value-type="float">
            <text:p><text:s text:c="3"/>54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8" calcext:value-type="float">
            <text:p><text:s text:c="3"/>5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03" calcext:value-type="float">
            <text:p><text:s text:c="3"/>1,703</text:p>
          </table:table-cell>
          <table:table-cell table:style-name="ce30" office:value-type="float" office:value="4625" calcext:value-type="float">
            <text:p><text:s text:c="3"/>4,625</text:p>
          </table:table-cell>
          <table:table-cell table:style-name="ce30" office:value-type="float" office:value="89" calcext:value-type="float">
            <text:p><text:s text:c="3"/>89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10508" calcext:value-type="float">
            <text:p><text:s text:c="3"/>10,508</text:p>
          </table:table-cell>
          <table:table-cell table:style-name="ce30" office:value-type="float" office:value="198" calcext:value-type="float">
            <text:p><text:s text:c="3"/>198</text:p>
          </table:table-cell>
          <table:table-cell table:style-name="ce30" office:value-type="float" office:value="773" calcext:value-type="float">
            <text:p><text:s text:c="3"/>773</text:p>
          </table:table-cell>
          <table:table-cell table:style-name="ce30" office:value-type="float" office:value="331" calcext:value-type="float">
            <text:p><text:s text:c="3"/>331</text:p>
          </table:table-cell>
          <table:table-cell table:style-name="ce30" office:value-type="float" office:value="558" calcext:value-type="float">
            <text:p><text:s text:c="3"/>558</text:p>
          </table:table-cell>
          <table:table-cell table:style-name="ce30" office:value-type="float" office:value="1432" calcext:value-type="float">
            <text:p><text:s text:c="3"/>1,432</text:p>
          </table:table-cell>
          <table:table-cell table:style-name="ce30" office:value-type="float" office:value="303" calcext:value-type="float">
            <text:p><text:s text:c="3"/>303</text:p>
          </table:table-cell>
          <table:table-cell table:style-name="ce30" office:value-type="float" office:value="516" calcext:value-type="float">
            <text:p><text:s text:c="3"/>51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0" calcext:value-type="float">
            <text:p><text:s text:c="3"/>6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03" calcext:value-type="float">
            <text:p><text:s text:c="3"/>1,703</text:p>
          </table:table-cell>
          <table:table-cell table:style-name="ce30" office:value-type="float" office:value="4625" calcext:value-type="float">
            <text:p><text:s text:c="3"/>4,625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27" office:value-type="float" office:value="6" calcext:value-type="float">
            <text:p>6</text:p>
          </table:table-cell>
          <table:table-cell table:style-name="ce46" office:value-type="float" office:value="-253" calcext:value-type="float">
            <text:p><text:s/>－25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466" calcext:value-type="float">
            <text:p><text:s text:c="3"/>11,466</text:p>
          </table:table-cell>
          <table:table-cell table:style-name="ce31" office:value-type="float" office:value="288" calcext:value-type="float">
            <text:p><text:s text:c="3"/>288</text:p>
          </table:table-cell>
          <table:table-cell table:style-name="ce31" office:value-type="float" office:value="916" calcext:value-type="float">
            <text:p><text:s text:c="3"/>916</text:p>
          </table:table-cell>
          <table:table-cell table:style-name="ce31" office:value-type="float" office:value="557" calcext:value-type="float">
            <text:p><text:s text:c="3"/>557</text:p>
          </table:table-cell>
          <table:table-cell table:style-name="ce31" office:value-type="float" office:value="481" calcext:value-type="float">
            <text:p><text:s text:c="3"/>481</text:p>
          </table:table-cell>
          <table:table-cell table:style-name="ce31" office:value-type="float" office:value="822" calcext:value-type="float">
            <text:p><text:s text:c="3"/>822</text:p>
          </table:table-cell>
          <table:table-cell table:style-name="ce31" office:value-type="float" office:value="269" calcext:value-type="float">
            <text:p><text:s text:c="3"/>269</text:p>
          </table:table-cell>
          <table:table-cell table:style-name="ce31" office:value-type="float" office:value="593" calcext:value-type="float">
            <text:p><text:s text:c="3"/>59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054" calcext:value-type="float">
            <text:p><text:s text:c="3"/>2,054</text:p>
          </table:table-cell>
          <table:table-cell table:style-name="ce31" office:value-type="float" office:value="5261" calcext:value-type="float">
            <text:p><text:s text:c="3"/>5,261</text:p>
          </table:table-cell>
          <table:table-cell table:style-name="ce31" office:value-type="float" office:value="188" calcext:value-type="float">
            <text:p><text:s text:c="3"/>188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11957" calcext:value-type="float">
            <text:p><text:s text:c="3"/>11,957</text:p>
          </table:table-cell>
          <table:table-cell table:style-name="ce31" office:value-type="float" office:value="220" calcext:value-type="float">
            <text:p><text:s text:c="3"/>220</text:p>
          </table:table-cell>
          <table:table-cell table:style-name="ce31" office:value-type="float" office:value="821" calcext:value-type="float">
            <text:p><text:s text:c="3"/>821</text:p>
          </table:table-cell>
          <table:table-cell table:style-name="ce31" office:value-type="float" office:value="360" calcext:value-type="float">
            <text:p><text:s text:c="3"/>360</text:p>
          </table:table-cell>
          <table:table-cell table:style-name="ce31" office:value-type="float" office:value="602" calcext:value-type="float">
            <text:p><text:s text:c="3"/>602</text:p>
          </table:table-cell>
          <table:table-cell table:style-name="ce31" office:value-type="float" office:value="1639" calcext:value-type="float">
            <text:p><text:s text:c="3"/>1,639</text:p>
          </table:table-cell>
          <table:table-cell table:style-name="ce31" office:value-type="float" office:value="384" calcext:value-type="float">
            <text:p><text:s text:c="3"/>384</text:p>
          </table:table-cell>
          <table:table-cell table:style-name="ce31" office:value-type="float" office:value="573" calcext:value-type="float">
            <text:p><text:s text:c="3"/>57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054" calcext:value-type="float">
            <text:p><text:s text:c="3"/>2,054</text:p>
          </table:table-cell>
          <table:table-cell table:style-name="ce31" office:value-type="float" office:value="5261" calcext:value-type="float">
            <text:p><text:s text:c="3"/>5,261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491" calcext:value-type="float">
            <text:p><text:s/>－49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44" calcext:value-type="float">
            <text:p>2,04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219" calcext:value-type="float">
            <text:p>1,21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62" calcext:value-type="float">
            <text:p>1,86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219" calcext:value-type="float">
            <text:p>1,2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182" calcext:value-type="float">
            <text:p>18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82" calcext:value-type="float">
            <text:p>8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11" calcext:value-type="float">
            <text:p>1,11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11" calcext:value-type="float">
            <text:p>1,0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72" calcext:value-type="float">
            <text:p>67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00" calcext:value-type="float">
            <text:p>10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72" calcext:value-type="float">
            <text:p>2,27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01" calcext:value-type="float">
            <text:p>1,80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764" calcext:value-type="float">
            <text:p>76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471" calcext:value-type="float">
            <text:p>47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294" calcext:value-type="float">
            <text:p>29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20" calcext:value-type="float">
            <text:p>1,12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43" calcext:value-type="float">
            <text:p>94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66" calcext:value-type="float">
            <text:p>66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77" calcext:value-type="float">
            <text:p>17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02" calcext:value-type="float">
            <text:p>1,70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20" calcext:value-type="float">
            <text:p>1,62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82" calcext:value-type="float">
            <text:p>8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327" calcext:value-type="float">
            <text:p>32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83" calcext:value-type="float">
            <text:p>8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42" calcext:value-type="float">
            <text:p>2,64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583" calcext:value-type="float">
            <text:p>1,58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15" calcext:value-type="float">
            <text:p>3,71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1583" calcext:value-type="float">
            <text:p>1,58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073" calcext:value-type="float">
            <text:p><text:s/>－1,07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25" calcext:value-type="float">
            <text:p>1,22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539" calcext:value-type="float">
            <text:p><text:s/>－53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17" calcext:value-type="float">
            <text:p>1,41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51" calcext:value-type="float">
            <text:p>1,95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822" calcext:value-type="float">
            <text:p>82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-534" calcext:value-type="float">
            <text:p><text:s/>－53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26" calcext:value-type="float">
            <text:p>1,22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96" calcext:value-type="float">
            <text:p>1,39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390" calcext:value-type="float">
            <text:p>39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170" calcext:value-type="float">
            <text:p><text:s/>－17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72" calcext:value-type="float">
            <text:p><text:s/>－7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98" calcext:value-type="float">
            <text:p><text:s/>－9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06" calcext:value-type="float">
            <text:p>1,90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852" calcext:value-type="float">
            <text:p>85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25" calcext:value-type="float">
            <text:p>2,12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852" calcext:value-type="float">
            <text:p>8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float" office:value="-219" calcext:value-type="float">
            <text:p><text:s/>－21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48" office:value-type="float" office:value="-80" calcext:value-type="float">
            <text:p><text:s/>－8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15" calcext:value-type="float">
            <text:p>1,1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438" calcext:value-type="float">
            <text:p>43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139" calcext:value-type="float">
            <text:p><text:s/>－139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44" calcext:value-type="float">
            <text:p>1,14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11" calcext:value-type="float">
            <text:p>1,41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323" calcext:value-type="float">
            <text:p>3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67" calcext:value-type="float">
            <text:p><text:s/>－26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40" calcext:value-type="float">
            <text:p>14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8" calcext:value-type="float">
            <text:p><text:s/>－11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5" calcext:value-type="float">
            <text:p>76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8" calcext:value-type="float">
            <text:p>4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183" calcext:value-type="float">
            <text:p>18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49" calcext:value-type="float">
            <text:p><text:s/>－14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45" calcext:value-type="float">
            <text:p>2,24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086" calcext:value-type="float">
            <text:p>1,08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67" calcext:value-type="float">
            <text:p>2,16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086" calcext:value-type="float">
            <text:p>1,08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78" calcext:value-type="float">
            <text:p>7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2" table:style-name="ce33" office:value-type="float" office:value="35" calcext:value-type="float">
            <text:p>3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2" table:style-name="ce33" office:value-type="float" office:value="22" calcext:value-type="float">
            <text:p>2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32" calcext:value-type="float">
            <text:p>3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95" calcext:value-type="float">
            <text:p>1,19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86" calcext:value-type="float">
            <text:p>58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49" calcext:value-type="float">
            <text:p>1,14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86" calcext:value-type="float">
            <text:p>58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6" calcext:value-type="float">
            <text:p>4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5" calcext:value-type="float">
            <text:p><text:s/>－1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28" calcext:value-type="float">
            <text:p><text:s/>－2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38" calcext:value-type="float">
            <text:p>1,33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90" calcext:value-type="float">
            <text:p>1,29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856" calcext:value-type="float">
            <text:p>85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8" calcext:value-type="float">
            <text:p>4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79" calcext:value-type="float">
            <text:p>37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" calcext:value-type="float">
            <text:p>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77" calcext:value-type="float">
            <text:p>47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3" calcext:value-type="float">
            <text:p>4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01" calcext:value-type="float">
            <text:p>10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6" calcext:value-type="float">
            <text:p>4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7" calcext:value-type="float">
            <text:p>1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6" calcext:value-type="float">
            <text:p>4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9" calcext:value-type="float">
            <text:p>2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41" calcext:value-type="float">
            <text:p>1,5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42" calcext:value-type="float">
            <text:p>74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91" calcext:value-type="float">
            <text:p>1,39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42" calcext:value-type="float">
            <text:p>74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50" calcext:value-type="float">
            <text:p>15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48" calcext:value-type="float">
            <text:p>34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79" calcext:value-type="float">
            <text:p>7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94" calcext:value-type="float">
            <text:p>39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71" calcext:value-type="float">
            <text:p>7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75" calcext:value-type="float">
            <text:p>1,77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825" calcext:value-type="float">
            <text:p>82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58" calcext:value-type="float">
            <text:p>1,85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825" calcext:value-type="float">
            <text:p>82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3" calcext:value-type="float">
            <text:p><text:s/>－8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384" calcext:value-type="float">
            <text:p>38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8" calcext:value-type="float">
            <text:p><text:s/>－2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84" calcext:value-type="float">
            <text:p>98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441" calcext:value-type="float">
            <text:p>44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5" calcext:value-type="float">
            <text:p><text:s/>－5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80" calcext:value-type="float">
            <text:p>98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54" calcext:value-type="float">
            <text:p>5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7" calcext:value-type="float">
            <text:p>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56" calcext:value-type="float">
            <text:p>15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7" calcext:value-type="float">
            <text:p>4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636" calcext:value-type="float">
            <text:p>63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97" calcext:value-type="float">
            <text:p>9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91" calcext:value-type="float">
            <text:p>9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84" calcext:value-type="float">
            <text:p><text:s/>－84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25" calcext:value-type="float">
            <text:p>2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46" calcext:value-type="float">
            <text:p><text:s/>－4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33" calcext:value-type="float">
            <text:p>13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38" calcext:value-type="float">
            <text:p><text:s/>－3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7" calcext:value-type="float">
            <text:p>6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70" calcext:value-type="float">
            <text:p><text:s/>－7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35" calcext:value-type="float">
            <text:p><text:s/>－3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5" calcext:value-type="float">
            <text:p><text:s/>－3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4" calcext:value-type="float">
            <text:p><text:s/>－1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